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667in" table:align="left"/>
    </style:style>
    <style:style style:name="Table1.A" style:family="table-column">
      <style:table-column-properties style:column-width="2.5444in"/>
    </style:style>
    <style:style style:name="Table1.B" style:family="table-column">
      <style:table-column-properties style:column-width="4.1215in"/>
    </style:style>
    <style:style style:name="Table1.A1" style:family="table-cell">
      <style:table-cell-properties style:vertical-align="middle"/>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able_20_Contents">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TEGRATED CLASS XD AMPLIFIER</text:span></text:p>
      <text:p text:style-name="Text_20_body">Quite literally in a class of its own, the new 851A Class XD integrated amplifier is designed to offer power, finesse and astonishingly low distortion. At its heart lies our own proprietary Class XD technology, which has been refined and enhanced since its inception in the 840 series, allowing even greater musical detail to be delivered to your speakers.</text:p>
      <text:p text:style-name="Standard"/>
      <text:p text:style-name="Standard"/>
      <text:p text:style-name="Text_20_body">Capable of delivering an enormous 120 watts of high-quality power, it benefits from two audiophile-grade toroidal transformers: one for the sensitive preamp section and one for the power stages allowing the 851A to deliver its immense output without stress. This incredible speaker-taming amount of power can be precision-controlled with another innovation found in the 851A - the new fully balanced silicon gate volume control, which gives very fine adjustment across the volume range and highly accurate channel-balancing.</text:p>
      <text:p text:style-name="Text_20_body">Because everyone's needs are different, the 851A offers two main types of connectivity: the more commonly found RCA/Phono inputs, plus two pairs of fully balanced XLR connections. Our matching 851C upsampling CD player also features both types of connection, allowing you to connect your system in the very highest quality possible.</text:p>
      <text:p text:style-name="Text_20_body">Speaking of flexibility, you can even control your iPhone, iPad or iPod using the 851 Series remote control when they're docked in our matching iD100 digital dock.</text:p>
      <text:p text:style-name="Text_20_body">Unlike many high end amplifiers which excel in one area over another, we believe the 851A offers the perfect combination of high performance, flexibility and ease of use. It's designed to take your listening experience to an entirely different level and we invite you to audition our best amplifier to date at your nearest Cambridge Audio specialist.</text:p>
      <text:p text:style-name="Text_20_body"><text:span text:style-name="Strong_20_Emphasis">Features</text:span></text:p>
      <text:list xml:id="list1635277241307618260" text:style-name="L1">
        <text:list-item>
          <text:p text:style-name="P2">Class XD amplification designed to eliminate crossover distortion at low signal levels </text:p>
        </text:list-item>
        <text:list-item>
          <text:p text:style-name="P2">New balanced volume topology controllable in 1dB steps, giving very fine control, and superbly accurate channel balance </text:p>
        </text:list-item>
        <text:list-item>
          <text:p text:style-name="P2">Audiophile grade oversize toroidal transformer and substantial extruded heatsink allowing 2 x 120 Watts RMS into 8 Ohms or 2 x 200W into 4 ohms. </text:p>
        </text:list-item>
        <text:list-item>
          <text:p text:style-name="P2">Separate transformer taps for left and right channels, twin rectifiers and separate PSUs for dual mono operation of the left and right power amplifiers </text:p>
        </text:list-item>
        <text:list-item>
          <text:p text:style-name="P2">A separate toroidal transformer supplies the preamp making the 851A effectively a Pre and Power amp combination in one box </text:p>
        </text:list-item>
        <text:list-item>
          <text:p text:style-name="P2">CAP5 protection technology for trouble free operation </text:p>
        </text:list-item>
        <text:list-item>
          <text:p text:style-name="P2">Acoustically damped full metal chassis with thick brushed aluminium front panel </text:p>
        </text:list-item>
        <text:list-item>
          <text:p text:style-name="P2">Customisable front panel display </text:p>
        </text:list-item>
        <text:list-item>
          <text:p text:style-name="P2">Balanced and unbalanced analogue audio inputs for superior connectivity </text:p>
        </text:list-item>
        <text:list-item>
          <text:p text:style-name="P2">RS232 controllable </text:p>
        </text:list-item>
        <text:list-item>
          <text:p text:style-name="P2">Eco-friendly &lt;0.5W Standby power consumption </text:p>
        </text:list-item>
        <text:list-item>
          <text:p text:style-name="P1">Available in black and silver finishes </text:p>
        </text:list-item>
      </text:list>
      <text:p text:style-name="Text_20_body"><text:span text:style-name="Strong_20_Emphasis">Specifications</text:span></text:p>
      <text:p text:style-name="Text_20_body"> </text:p>
      <table:table table:name="Table1" table:style-name="Table1">
        <table:table-column table:style-name="Table1.A"/>
        <table:table-column table:style-name="Table1.B"/>
        <table:table-row>
          <table:table-cell table:style-name="Table1.A1" office:value-type="string">
            <text:p text:style-name="P3">Power output:</text:p>
          </table:table-cell>
          <table:table-cell table:style-name="Table1.A1" office:value-type="string">
            <text:p text:style-name="P3">120W RMS into 8 Ohms<text:line-break/>200W RMS into 4 Ohms<text:line-break/>200W RMS into 4 Ohms</text:p>
          </table:table-cell>
        </table:table-row>
        <table:table-row>
          <table:table-cell table:style-name="Table1.A1" office:value-type="string">
            <text:p text:style-name="P3">THD (unweighted):</text:p>
          </table:table-cell>
          <table:table-cell table:style-name="Table1.A1" office:value-type="string">
            <text:p text:style-name="P3">&lt; 0.001% 1 kHz at 80% of rated power<text:line-break/><text:soft-page-break/>&lt; 0.01% 20 Hz - 20 kHz at 80% of rated power</text:p>
          </table:table-cell>
        </table:table-row>
        <table:table-row>
          <table:table-cell table:style-name="Table1.A1" office:value-type="string">
            <text:p text:style-name="P3">Audio inputs</text:p>
          </table:table-cell>
          <table:table-cell table:style-name="Table1.A1" office:value-type="string">
            <text:p text:style-name="P3">2 x balanced XLR<text:line-break/>8 x RCA inputs</text:p>
          </table:table-cell>
        </table:table-row>
        <table:table-row>
          <table:table-cell table:style-name="Table1.A1" office:value-type="string">
            <text:p text:style-name="P3">Audio outputs</text:p>
          </table:table-cell>
          <table:table-cell table:style-name="Table1.A1" office:value-type="string">
            <text:p text:style-name="P3">Preamp output<text:line-break/>Record output</text:p>
          </table:table-cell>
        </table:table-row>
        <table:table-row>
          <table:table-cell table:style-name="Table1.A1" office:value-type="string">
            <text:p text:style-name="P3">Frequency response:</text:p>
          </table:table-cell>
          <table:table-cell table:style-name="Table1.A1" office:value-type="string">
            <text:p text:style-name="P3">10 Hz - 50 kHz +/- 1 dB</text:p>
          </table:table-cell>
        </table:table-row>
        <table:table-row>
          <table:table-cell table:style-name="Table1.A1" office:value-type="string">
            <text:p text:style-name="P3">S/N ratio (ref 1w):</text:p>
          </table:table-cell>
          <table:table-cell table:style-name="Table1.A1" office:value-type="string">
            <text:p text:style-name="P3"> &gt; 93 dB (ref 1W/8 Ohm)</text:p>
          </table:table-cell>
        </table:table-row>
        <table:table-row>
          <table:table-cell table:style-name="Table1.A1" office:value-type="string">
            <text:p text:style-name="P3">Input impedance:</text:p>
          </table:table-cell>
          <table:table-cell table:style-name="Table1.A1" office:value-type="string">
            <text:p text:style-name="P3">Inputs 1 and 2 (balanced) 20 kOhm<text:line-break/>Inputs 1-7 unbalanced 20 kOhm<text:line-break/>Rec Input 20 kOhm </text:p>
          </table:table-cell>
        </table:table-row>
        <table:table-row>
          <table:table-cell table:style-name="Table1.A1" office:value-type="string">
            <text:p text:style-name="P3">Power amp damping factor:</text:p>
          </table:table-cell>
          <table:table-cell table:style-name="Table1.A1" office:value-type="string">
            <text:p text:style-name="P3">&gt; 110 at 1 kHz</text:p>
          </table:table-cell>
        </table:table-row>
        <table:table-row>
          <table:table-cell table:style-name="Table1.A1" office:value-type="string">
            <text:p text:style-name="P3">Max. power consumption:</text:p>
          </table:table-cell>
          <table:table-cell table:style-name="Table1.A1" office:value-type="string">
            <text:p text:style-name="P3">800W</text:p>
          </table:table-cell>
        </table:table-row>
        <table:table-row>
          <table:table-cell table:style-name="Table1.A1" office:value-type="string">
            <text:p text:style-name="P3">Min. power consumption</text:p>
          </table:table-cell>
          <table:table-cell table:style-name="Table1.A1" office:value-type="string">
            <text:p text:style-name="P3">Active (no signal) 70W</text:p>
          </table:table-cell>
        </table:table-row>
        <table:table-row>
          <table:table-cell table:style-name="Table1.A1" office:value-type="string">
            <text:p text:style-name="P3">Standby power consumption:</text:p>
          </table:table-cell>
          <table:table-cell table:style-name="Table1.A1" office:value-type="string">
            <text:p text:style-name="P3">Standby &lt;0.5W</text:p>
          </table:table-cell>
        </table:table-row>
        <table:table-row>
          <table:table-cell table:style-name="Table1.A1" office:value-type="string">
            <text:p text:style-name="Table_20_Contents"> </text:p>
          </table:table-cell>
          <table:table-cell table:style-name="Table1.A1" office:value-type="string">
            <text:p text:style-name="P3">Shelving type<text:line-break/>Max bass boost/cut +/- 10 dB at 10 Hz<text:line-break/>Max treble boost/cut +/- 7.5 dB at 20 kHz</text:p>
          </table:table-cell>
        </table:table-row>
        <table:table-row>
          <table:table-cell table:style-name="Table1.A1" office:value-type="string">
            <text:p text:style-name="P3">Dimensions (W x H x D):</text:p>
          </table:table-cell>
          <table:table-cell table:style-name="Table1.A1" office:value-type="string">
            <text:p text:style-name="P3">430 x 115 x 385mm (16.9 x 4.5 x 15.2”)</text:p>
          </table:table-cell>
        </table:table-row>
        <table:table-row>
          <table:table-cell table:style-name="Table1.A1" office:value-type="string">
            <text:p text:style-name="P3">Weight:</text:p>
          </table:table-cell>
          <table:table-cell table:style-name="Table1.A1" office:value-type="string">
            <text:p text:style-name="P3">15.0Kg (33lb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S</meta:editing-duration>
    <meta:editing-cycles>3</meta:editing-cycles>
    <meta:generator>OpenOffice/4.1.1$Win32 OpenOffice.org_project/411m6$Build-9775</meta:generator>
    <dc:date>2018-01-31T10:28:00.36</dc:date>
    <meta:document-statistic meta:table-count="1" meta:image-count="0" meta:object-count="0" meta:page-count="2" meta:paragraph-count="49" meta:word-count="589" meta:character-count="3521"/>
    <dc:creator>Marti </dc:creator>
    <meta:user-defined meta:name="Info 1"/>
    <meta:user-defined meta:name="Info 2"/>
    <meta:user-defined meta:name="Info 3"/>
    <meta:user-defined meta:name="Info 4"/>
  </office:meta>
</office:document-meta>
</file>